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Verdana" svg:font-family="Verdana, Georgia, 'Times New Roman', 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1pt" fo:language="fr" fo:country="FR" style:text-underline-style="solid" style:text-underline-width="auto" style:text-underline-color="font-color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" style:family="paragraph" style:parent-style-name="Standard">
      <style:text-properties style:font-name="Times New Roman" fo:font-size="11pt" fo:language="fr" fo:country="FR" style:font-size-asian="11pt" style:language-asian="zxx" style:country-asian="none" style:font-size-complex="11pt" style:language-complex="zxx" style:country-complex="non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language="fr" fo:country="FR" style:font-size-asian="11pt" style:language-asian="zxx" style:country-asian="none" style:font-size-complex="11pt" style:language-complex="zxx" style:country-complex="none"/>
    </style:style>
    <style:style style:name="T3" style:family="text">
      <style:text-properties fo:language="fr" fo:country="FR" style:language-asian="zxx" style:country-asian="none" style:language-complex="zxx" style:country-complex="none"/>
    </style:style>
    <style:style style:name="T4" style:family="text">
      <style:text-properties fo:font-variant="normal" fo:text-transform="none" fo:color="#333333" style:font-name="Verdana" fo:font-size="12pt" fo:letter-spacing="normal" fo:font-style="normal" fo:font-weight="normal"/>
    </style:style>
    <style:style style:name="T5" style:family="text">
      <style:text-properties fo:font-variant="normal" fo:text-transform="none" fo:color="#333333" style:font-name="Verdana" fo:font-size="12pt" fo:letter-spacing="normal" fo:font-style="normal" fo:font-weight="bold"/>
    </style:style>
    <style:style style:name="T6" style:family="text">
      <style:text-properties fo:font-variant="normal" fo:text-transform="none" fo:color="#333333" style:font-name="Verdana" fo:letter-spacing="normal" fo:font-style="normal" fo:font-weight="normal"/>
    </style:style>
    <style:style style:name="T7" style:family="text">
      <style:text-properties fo:font-variant="normal" fo:text-transform="none" fo:color="#333333" style:font-name="Verdana" fo:letter-spacing="normal" fo:font-style="normal" fo:font-weight="bold"/>
    </style:style>
    <style:style style:name="T8" style:family="text">
      <style:text-properties fo:font-variant="normal" fo:text-transform="none" fo:color="#333333" style:font-name="Verdana" fo:font-size="11pt" fo:letter-spacing="normal" fo:font-style="normal" fo:font-weight="normal" style:font-size-asian="11pt" style:font-size-complex="11pt"/>
    </style:style>
    <style:style style:name="T9" style:family="text">
      <style:text-properties fo:font-variant="normal" fo:text-transform="none" fo:color="#333333" style:font-name="Verdana" fo:font-size="11pt" fo:letter-spacing="normal" fo:font-style="normal" fo:font-weight="bold" style:font-size-asian="11pt" style:font-size-complex="11pt"/>
    </style:style>
    <style:style style:name="T10" style:family="text">
      <style:text-properties fo:font-variant="normal" fo:text-transform="none" fo:color="#333333" fo:font-size="11pt" fo:letter-spacing="normal" fo:font-style="normal" fo:font-weight="normal" style:font-size-asian="11pt" style:font-size-complex="11pt"/>
    </style:style>
    <style:style style:name="T11" style:family="text">
      <style:text-properties fo:font-variant="normal" fo:text-transform="none" fo:color="#333333" fo:font-size="11pt" fo:letter-spacing="normal" fo:font-style="normal" fo:font-weight="bold" style:font-size-asian="11pt" style:font-size-complex="11pt"/>
    </style:style>
    <style:style style:name="T12" style:family="text">
      <style:text-properties fo:font-variant="normal" fo:text-transform="none" fo:color="#333333" style:font-name="Times New Roman" fo:font-size="11pt" fo:letter-spacing="normal" fo:font-style="normal" fo:font-weight="normal" style:font-size-asian="11pt" style:font-size-complex="11pt"/>
    </style:style>
    <style:style style:name="T13" style:family="text">
      <style:text-properties fo:font-variant="normal" fo:text-transform="none" fo:color="#333333" style:font-name="Times New Roman" fo:font-size="11pt" fo:letter-spacing="normal" fo:font-style="normal" fo:font-weight="normal" style:font-size-asian="11pt" style:font-weight-asian="normal" style:font-size-complex="11pt" style:font-weight-complex="normal"/>
    </style:style>
    <style:style style:name="T14" style:family="text">
      <style:text-properties fo:font-variant="normal" fo:text-transform="none" fo:color="#333333" style:font-name="Times New Roman" fo:font-size="11pt" fo:letter-spacing="normal" fo:font-style="normal" fo:font-weight="bold" style:font-size-asian="11pt" style:font-size-complex="11pt"/>
    </style:style>
    <style:style style:name="T15" style:family="text">
      <style:text-properties fo:font-variant="normal" fo:text-transform="none" fo:color="#333333" style:font-name="Times New Roman" fo:font-size="11pt" fo:letter-spacing="normal" fo:font-style="normal" fo:font-weight="bold" style:font-size-asian="11pt" style:font-weight-asian="bold" style:font-size-complex="11pt" style:font-weight-complex="bold"/>
    </style:style>
    <style:style style:name="T16" style:family="text">
      <style:text-properties fo:font-variant="normal" fo:text-transform="none" fo:color="#333333" style:font-name="Times New Roman" fo:font-size="11pt" fo:letter-spacing="normal" fo:font-style="normal" style:font-size-asian="11pt" style:font-size-complex="11pt"/>
    </style:style>
    <style:style style:name="T17" style:family="text">
      <style:text-properties style:font-name="Times New Roman" fo:font-size="11pt" fo:language="fr" fo:country="FR" style:font-size-asian="11pt" style:language-asian="zxx" style:country-asian="none" style:font-size-complex="11pt" style:language-complex="zxx" style:country-complex="none"/>
    </style:style>
    <style:style style:name="T18" style:family="text">
      <style:text-properties style:font-name="Times New Roman" fo:font-size="11pt" fo:language="fr" fo:country="FR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9" style:family="text">
      <style:text-properties style:font-name="Times New Roman" fo:font-size="11pt" fo:language="fr" fo:country="FR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0" style:family="text">
      <style:text-properties style:font-name="Times New Roman" fo:font-size="11pt" style:font-size-asian="11pt" style:font-size-complex="11pt"/>
    </style:style>
    <style:style style:name="T21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22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ttérature et philosophie</text:p>
      <text:p text:style-name="P2"/>
      <text:p text:style-name="P2">Expression : Sortie de quelque chose de soi même.</text:p>
      <text:p text:style-name="P2"/>
      <text:p text:style-name="P2">Maine de Biran "Le génie des arts est en quelque sorte comme le despotisme : il est doué d'une force exécutive, cela lui suffit ; sa force législative est dans l'exécution même."</text:p>
      <text:p text:style-name="P2"/>
      <text:p text:style-name="P2">Merleau-Ponty "On accepte toujours le mouvement de l'expression ; on ne cesse pas d'en être tributaire pour l'avoir refusé. Comment appeler finalement ce pouvoir auquel nous sommes voué et qui tire de nous bon gré mal gré des signification."</text:p>
      <text:p text:style-name="P2"/>
      <text:p text:style-name="P2">Pavese "Ce qui ne va plus c'est de se battre les flancs pour en tirer un rugissement qui au bout du compte ressemble à un miaulement."</text:p>
      <text:p text:style-name="P2"/>
      <text:p text:style-name="P2">==&gt; Littérature impose ses définitions/significations au grand nombre</text:p>
      <text:p text:style-name="P2"/>
      <text:p text:style-name="P2">Broch "A notre époque l'homme, en tant que tel, est devenu un problème. Les problèmes personnels de l'individu sont la risé des dieux, et ceci ot raison d'ignorer la compassion."</text:p>
      <text:p text:style-name="P2"/>
      <text:p text:style-name="P2">Hölderlin "On peut bien dire avec certitude que jamais le monde n'a présenté un aspect aussi chaotique qu'à présent. Il n'est qu'une infinie variété de contraste et d'opposition ! De l'ancien et du nouveau ! Culture et sauvagerie ! Égoïsme sous peau de mouton ! <text:s/>Égoïsme sous peau de loup ! Je crois à une future révolution des états d'esprit et des modes de représentation qui éclipsera tout ce qu'on a connu dans le passé."</text:p>
      <text:p text:style-name="P2"/>
      <text:p text:style-name="P2">==&gt; Philo est né comme solution au chaos (problème politique).</text:p>
      <text:p text:style-name="P2">==&gt; Siècle des lumière a échoué.</text:p>
      <text:p text:style-name="P2"/>
      <text:p text:style-name="P2">Kant =&gt; Ne pas se plaindre de l'égoïsme.</text:p>
      <text:p text:style-name="P2"/>
      <text:p text:style-name="P2">Hobbs =&gt; L'homme est un loup pour l'homme.</text:p>
      <text:p text:style-name="P2"/>
      <text:p text:style-name="P2">Platon =&gt; Chaque être humain participe à la philosophie.</text:p>
      <text:p text:style-name="P2"/>
      <text:p text:style-name="P2">Kant =&gt; Insociable sociabilité.</text:p>
      <text:p text:style-name="P2"/>
      <text:p text:style-name="Standard"><text:span text:style-name="T19">Kant " </text:span><text:span text:style-name="T13">Le moyen dont la nature se sert pour mener à bien le développement de toutes ses dispositions est leur antagonisme au sein de la société, pour autant que celui-ci est cependant en fin de compte la cause d'une ordonnance régulière de cette société. J'entends ici par antagonisme</text:span><text:span text:style-name="Strong_20_Emphasis"><text:span text:style-name="T13">l'insociable sociabilité des hommes</text:span></text:span><text:span text:style-name="T13">, c'est-à-dire leur inclination à entrer en société, inclination qui est cependant doublée d'une répulsion générale à le faire, menaçant constamment de désagréger cette société. l'homme a cependant un penchant à s'associer, car dans un tel état, il se sent plus qu'homme par le développement de ses dispositions naturelles. Mais il manifeste aussi une grande propension à se détacher (s'isoler) car il trouve en même temps en lui le caractère d'insociabilité qui le pousse à vouloir tout diriger dans son sens ; et, de ce fait, il s'attend à rencontrer des résistances de tous côtés, de même qu'il se sait par lui-même enclin à résister aux autres. C'est cette résistance qui éveille toutes les forces de l'homme, le porte à surmonter son inclination à la paresse, et, sous </text:span><text:span text:style-name="Strong_20_Emphasis"><text:span text:style-name="T13">l'impulsion de l'ambition</text:span></text:span><text:span text:style-name="T13">, de l'instinct de domination ou de cupidité, à se frayer une place parmi ses compagnons qu'il supporte de mauvais gré, mais dont il ne peut se passer.</text:span><text:span text:style-name="T22"> 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Verdana" svg:font-family="Verdana, Georgia, 'Times New Roman', 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4M</meta:editing-duration>
    <meta:editing-cycles>4</meta:editing-cycles>
    <meta:generator>OpenOffice/4.0.0$Win32 OpenOffice.org_project/400m3$Build-9702</meta:generator>
    <dc:date>2014-09-22T16:49:35.35</dc:date>
    <meta:document-statistic meta:table-count="0" meta:image-count="0" meta:object-count="0" meta:page-count="1" meta:paragraph-count="15" meta:word-count="477" meta:character-count="2834"/>
    <meta:user-defined meta:name="Info 1"/>
    <meta:user-defined meta:name="Info 2"/>
    <meta:user-defined meta:name="Info 3"/>
    <meta:user-defined meta:name="Info 4"/>
  </office:meta>
</office:document-meta>
</file>